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0f3c8" style:font-size-asian="14pt" style:font-size-complex="14pt"/>
    </style:style>
    <style:style style:name="P4" style:family="paragraph" style:parent-style-name="Standard">
      <style:text-properties fo:font-size="14pt" officeooo:paragraph-rsid="0002398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0318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paragraph-rsid="0000f3c8" style:font-size-asian="10pt" style:font-size-complex="10pt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f3c8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weight="bold" officeooo:rsid="000b0cae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00f3c8"/>
    </style:style>
    <style:style style:name="T10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/text:p>
      <text:p text:style-name="P2"><text:tab/><text:tab/><text:tab/><text:tab/>Αναπληρωτές/τριε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PRIMARY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6"><text:span text:style-name="T1">ΘΕΜΑ</text:span>: <text:span text:style-name="T7">Χορήγηση ειδικής άδειας</text:span></text:p>
      <text:p text:style-name="P7"><text:s text:c="2"/>σε αναπληρωτές/τριες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2"><text:span text:style-name="T9">Τον</text:span> κ. Δ/ντή <text:span text:style-name="T9">του 1ου ΕΠΑΛ Μοιρών</text:span></text:p>
      <text:p text:style-name="P2"/>
      <text:p text:style-name="P2">Παρακαλώ να μου χορηγήσετε ειδική άδεια </text:p>
      <text:p text:style-name="P4"><text:span text:style-name="T10">για </text:span><text:span text:style-name="T3">[DURATION]</text:span> <text:s/>από <text:span text:style-name="T4">[START_DATE]</text:span> μέχρι <text:span text:style-name="T5">[END_DATE]</text:span> λόγω:</text:p>
      <text:p text:style-name="P2"/>
      <text:p text:style-name="P2"><text:span text:style-name="T6">του ότι </text:span><text:span text:style-name="T1">πάσχω ή <text:s/>πάσχει τέκνο από νόσημα που <text:s text:c="2"/>απαιτεί τακτικές μεταγγίσεις αίματος </text:span>( άρθρο21 του Π.Δ.410/88 ).</text:p>
      <text:p text:style-name="P8">Μαζί υποβάλλω και γνωμάτευση Πρωτοβάθμιας Υγειονομικής Επιτροπής.</text:p>
      <text:p text:style-name="P2"/>
      <text:p text:style-name="P2"/>
      <text:p text:style-name="P2"/>
      <text:p text:style-name="P2">Ημερομηνία: ……………………………..</text:p>
      <text:p text:style-name="P2"/>
      <text:p text:style-name="P5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00f3c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7:23:24.065163711</dc:date>
    <meta:print-date>2008-03-21T14:22:00</meta:print-date>
    <meta:editing-cycles>6</meta:editing-cycles>
    <meta:editing-duration>PT17M49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98" meta:character-count="813" meta:non-whitespace-character-count="723"/>
  </office:meta>
</office:document-meta>
</file>